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language-asian="ru" style:country-asian="RU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List_20_Paragraph" style:list-style-name="WWNum4"/>
    <style:style style:name="P4" style:family="paragraph" style:parent-style-name="List_20_Paragraph" style:list-style-name="WWNum6"/>
    <style:style style:name="P5" style:family="paragraph" style:parent-style-name="Title" style:master-page-name="Standard">
      <style:paragraph-properties style:page-number="auto"/>
      <style:text-properties style:text-underline-style="solid" style:text-underline-width="auto" style:text-underline-color="font-color"/>
    </style:style>
    <style:style style:name="T1" style:family="text">
      <style:text-properties style:font-name-asian="Times New Roman" style:language-asian="ru" style:country-asian="RU"/>
    </style:style>
    <style:style style:name="T2" style:family="text">
      <style:text-properties style:language-asian="ru" style:country-asian="RU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text:span text:style-name="T3">Условие:</text:span></text:p>
      <text:p text:style-name="Standard">Необходимо реализовать программу, которая принимает на вход:</text:p>
      <text:list xml:id="list8609751911389300820" text:style-name="WWNum4">
        <text:list-item>
          <text:p text:style-name="P3">набор известных фактов </text:p>
        </text:list-item>
        <text:list-item>
          <text:p text:style-name="P3">набор правил по выведению новых фактов на основе входных известных фактов </text:p>
        </text:list-item>
        <text:list-item>
          <text:p text:style-name="P3">осуществляет интерпретацию правил [2] на наборе [1] и выдает в качестве результата набор новых фактов.</text:p>
        </text:list-item>
      </text:list>
      <text:p text:style-name="Standard">Входные факты и правила вывода считываются из файла. Первая строка в файле с данными содержит набор известных фактов, а вторая - набор правил.</text:p>
      <text:p text:style-name="Standard">Факты представлены в виде строк, заключенных в кавычки и разделенных запятой. Пример: "<text:span text:style-name="T4">RAINY</text:span>_<text:span text:style-name="T4">DAY</text:span>", "<text:span text:style-name="T4">GOOD</text:span>_<text:span text:style-name="T4">WEATHER</text:span>"</text:p>
      <text:p text:style-name="Standard">Правила представлены в виде строк "ФАКТ|..|ФАКТ, ....,ФАКТ|...|ФАКТ -&gt; ФАКТ". </text:p>
      <text:p text:style-name="Standard">Каждое правило заключено в кавычки, правила отделены друг от друга запятой.</text:p>
      <text:p text:style-name="Standard">Символ "|" между фактами означает логическую операцию ИЛИ; символ "," между фактами означает логическую операцию И, символ "-&gt;" операцию выведения нового факта, который добавляется к уже известным фактам.</text:p>
      <text:p text:style-name="Standard">Результат операции ИЛИ является истинной если один из фактов является известным. Результат операции И является истинной только если все факты являются известными.</text:p>
      <text:p text:style-name="Standard">Пример<text:span text:style-name="T4">: "RAINY_DAY|WINDY -&gt; BAD_WEATHER", "BAD_WEATHER, BAD_MOD -&gt; NEED_GROG"</text:span></text:p>
      <text:p text:style-name="Standard">Строки фактов могут содержать только символы [A-Z] и символ подчеркивания "_". Размер одной строки не превышает 64 символов. Количество входных фактов и правил не превышает 50.</text:p>
      <text:p text:style-name="Standard">Примеры:</text:p>
      <text:list xml:id="list2211627101879142893" text:style-name="WWNum6">
        <text:list-item>
          <text:p text:style-name="P4">Могут существовать вырожденные правила:<text:line-break/><text:line-break/>"A", "B"<text:line-break/>"C -&gt; D"<text:line-break/>Результат: пустой<text:line-break/></text:p>
        </text:list-item>
        <text:list-item>
          <text:p text:style-name="P4">Новый факт можно получить при помощи нескольких правил (факт D):<text:line-break/><text:line-break/>"A", "B"<text:line-break/>"A -&gt; C", "B, C -&gt; D"<text:line-break/>Результат: C, D</text:p>
        </text:list-item>
      </text:list>
      <text:p text:style-name="P2"/>
      <text:p text:style-name="Standard"><text:span text:style-name="T3">Поставка решения:</text:span></text:p>
      <text:p text:style-name="Standard">Исходный код приложения и инструкции по сборке и запуску. Программа должна быть реализована в виде консольного приложения. </text:p>
      <text:p text:style-name="Standard">Результат в виде списка новых фактов, полученных в результате интерпретации правил выводится на стандартный выво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line-height="115%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543in" fo:margin-left="0.6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Yakovlev</meta:initial-creator>
    <meta:editing-cycles>3</meta:editing-cycles>
    <meta:creation-date>2016-08-09T07:38:00</meta:creation-date>
    <dc:date>2019-03-21T14:12:14.505089528</dc:date>
    <meta:editing-duration>PT2M20S</meta:editing-duration>
    <meta:generator>LibreOffice/5.1.6.2$Linux_X86_64 LibreOffice_project/10m0$Build-2</meta:generator>
    <meta:document-statistic meta:table-count="0" meta:image-count="0" meta:object-count="0" meta:page-count="1" meta:paragraph-count="19" meta:word-count="251" meta:character-count="1755" meta:non-whitespace-character-count="15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